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ydel</text:p>
          </table:table-cell>
          <table:table-cell table:style-name="ce5" office:value-type="string" calcext:value-type="string">
            <text:p>Almennyttigt boligbyggeri</text:p>
          </table:table-cell>
          <table:table-cell table:style-name="ce6" office:value-type="string" calcext:value-type="string">
            <text:p>Ejerbolig</text:p>
          </table:table-cell>
          <table:table-cell table:style-name="ce6" office:value-type="string" calcext:value-type="string">
            <text:p>Privat andelsboligforening</text:p>
          </table:table-cell>
          <table:table-cell table:style-name="ce6" office:value-type="string" calcext:value-type="string">
            <text:p>Privat udlejning</text:p>
          </table:table-cell>
          <table:table-cell table:style-name="ce6" office:value-type="string" calcext:value-type="string">
            <text:p>Stat og kommune</text:p>
          </table:table-cell>
          <table:table-cell table:style-name="ce7" office:value-type="string" calcext:value-type="string">
            <text:p>Total Result</text:p>
          </table:table-cell>
        </table:table-row>
        <table:table-row table:style-name="ro1">
          <table:table-cell table:style-name="ce2" office:value-type="string" calcext:value-type="string">
            <text:p>Amager Øst</text:p>
          </table:table-cell>
          <table:table-cell office:value-type="float" office:value="0.152192517030089" calcext:value-type="float">
            <text:p>0.152192517</text:p>
          </table:table-cell>
          <table:table-cell office:value-type="float" office:value="0.226200664087906" calcext:value-type="float">
            <text:p>0.2262006641</text:p>
          </table:table-cell>
          <table:table-cell office:value-type="float" office:value="0.362201759490638" calcext:value-type="float">
            <text:p>0.3622017595</text:p>
          </table:table-cell>
          <table:table-cell office:value-type="float" office:value="0.256084619861021" calcext:value-type="float">
            <text:p>0.2560846199</text:p>
          </table:table-cell>
          <table:table-cell office:value-type="float" office:value="0.00332043953034608" calcext:value-type="float">
            <text:p>0.0033204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ger Vest</text:p>
          </table:table-cell>
          <table:table-cell office:value-type="float" office:value="0.220870620354922" calcext:value-type="float">
            <text:p>0.2208706204</text:p>
          </table:table-cell>
          <table:table-cell office:value-type="float" office:value="0.235734870317003" calcext:value-type="float">
            <text:p>0.2357348703</text:p>
          </table:table-cell>
          <table:table-cell office:value-type="float" office:value="0.267495828909449" calcext:value-type="float">
            <text:p>0.2674958289</text:p>
          </table:table-cell>
          <table:table-cell office:value-type="float" office:value="0.272137115122099" calcext:value-type="float">
            <text:p>0.2721371151</text:p>
          </table:table-cell>
          <table:table-cell office:value-type="float" office:value="0.00376156529652662" calcext:value-type="float">
            <text:p>0.0037615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pebjerg</text:p>
          </table:table-cell>
          <table:table-cell office:value-type="float" office:value="0.326436071649166" calcext:value-type="float">
            <text:p>0.3264360716</text:p>
          </table:table-cell>
          <table:table-cell office:value-type="float" office:value="0.102806945302313" calcext:value-type="float">
            <text:p>0.1028069453</text:p>
          </table:table-cell>
          <table:table-cell office:value-type="float" office:value="0.32804886418228" calcext:value-type="float">
            <text:p>0.3280488642</text:p>
          </table:table-cell>
          <table:table-cell office:value-type="float" office:value="0.231967606890399" calcext:value-type="float">
            <text:p>0.2319676069</text:p>
          </table:table-cell>
          <table:table-cell office:value-type="float" office:value="0.0107405119758424" calcext:value-type="float">
            <text:p>0.010740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ønshøj-Husum</text:p>
          </table:table-cell>
          <table:table-cell office:value-type="float" office:value="0.436994792958096" calcext:value-type="float">
            <text:p>0.436994793</text:p>
          </table:table-cell>
          <table:table-cell office:value-type="float" office:value="0.290652120009918" calcext:value-type="float">
            <text:p>0.29065212</text:p>
          </table:table-cell>
          <table:table-cell office:value-type="float" office:value="0.114059013141582" calcext:value-type="float">
            <text:p>0.1140590131</text:p>
          </table:table-cell>
          <table:table-cell office:value-type="float" office:value="0.120555417803124" calcext:value-type="float">
            <text:p>0.1205554178</text:p>
          </table:table-cell>
          <table:table-cell office:value-type="float" office:value="0.0377386560872799" calcext:value-type="float">
            <text:p>0.0377386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re By</text:p>
          </table:table-cell>
          <table:table-cell office:value-type="float" office:value="0.050449532268045" calcext:value-type="float">
            <text:p>0.0504495323</text:p>
          </table:table-cell>
          <table:table-cell office:value-type="float" office:value="0.227605285189095" calcext:value-type="float">
            <text:p>0.2276052852</text:p>
          </table:table-cell>
          <table:table-cell office:value-type="float" office:value="0.24915371455611" calcext:value-type="float">
            <text:p>0.2491537146</text:p>
          </table:table-cell>
          <table:table-cell office:value-type="float" office:value="0.431805772940705" calcext:value-type="float">
            <text:p>0.4318057729</text:p>
          </table:table-cell>
          <table:table-cell office:value-type="float" office:value="0.0409856950460452" calcext:value-type="float">
            <text:p>0.040985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ørrebro</text:p>
          </table:table-cell>
          <table:table-cell office:value-type="float" office:value="0.2153347784787" calcext:value-type="float">
            <text:p>0.2153347785</text:p>
          </table:table-cell>
          <table:table-cell office:value-type="float" office:value="0.075529142411769" calcext:value-type="float">
            <text:p>0.0755291424</text:p>
          </table:table-cell>
          <table:table-cell office:value-type="float" office:value="0.414375137004652" calcext:value-type="float">
            <text:p>0.414375137</text:p>
          </table:table-cell>
          <table:table-cell office:value-type="float" office:value="0.253452517232141" calcext:value-type="float">
            <text:p>0.2534525172</text:p>
          </table:table-cell>
          <table:table-cell office:value-type="float" office:value="0.0413084248727379" calcext:value-type="float">
            <text:p>0.0413084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Østerbro</text:p>
          </table:table-cell>
          <table:table-cell office:value-type="float" office:value="0.115867719935234" calcext:value-type="float">
            <text:p>0.1158677199</text:p>
          </table:table-cell>
          <table:table-cell office:value-type="float" office:value="0.1852460625092" calcext:value-type="float">
            <text:p>0.1852460625</text:p>
          </table:table-cell>
          <table:table-cell office:value-type="float" office:value="0.375472253569501" calcext:value-type="float">
            <text:p>0.3754722536</text:p>
          </table:table-cell>
          <table:table-cell office:value-type="float" office:value="0.313919827290123" calcext:value-type="float">
            <text:p>0.3139198273</text:p>
          </table:table-cell>
          <table:table-cell office:value-type="float" office:value="0.0094941366959423" calcext:value-type="float">
            <text:p>0.0094941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by</text:p>
          </table:table-cell>
          <table:table-cell office:value-type="float" office:value="0.227388630568472" calcext:value-type="float">
            <text:p>0.2273886306</text:p>
          </table:table-cell>
          <table:table-cell office:value-type="float" office:value="0.247412629368532" calcext:value-type="float">
            <text:p>0.2474126294</text:p>
          </table:table-cell>
          <table:table-cell office:value-type="float" office:value="0.297397630118494" calcext:value-type="float">
            <text:p>0.2973976301</text:p>
          </table:table-cell>
          <table:table-cell office:value-type="float" office:value="0.217226638668067" calcext:value-type="float">
            <text:p>0.2172266387</text:p>
          </table:table-cell>
          <table:table-cell office:value-type="float" office:value="0.0105744712764362" calcext:value-type="float">
            <text:p>0.0105744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løse</text:p>
          </table:table-cell>
          <table:table-cell office:value-type="float" office:value="0.137226923833891" calcext:value-type="float">
            <text:p>0.1372269238</text:p>
          </table:table-cell>
          <table:table-cell office:value-type="float" office:value="0.298760086597127" calcext:value-type="float">
            <text:p>0.2987600866</text:p>
          </table:table-cell>
          <table:table-cell office:value-type="float" office:value="0.280407400118087" calcext:value-type="float">
            <text:p>0.2804074001</text:p>
          </table:table-cell>
          <table:table-cell office:value-type="float" office:value="0.283211966148396" calcext:value-type="float">
            <text:p>0.2832119661</text:p>
          </table:table-cell>
          <table:table-cell office:value-type="float" office:value="0.000393623302499508" calcext:value-type="float">
            <text:p>0.0003936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sterbro</text:p>
          </table:table-cell>
          <table:table-cell office:value-type="float" office:value="0.202945470703993" calcext:value-type="float">
            <text:p>0.2029454707</text:p>
          </table:table-cell>
          <table:table-cell office:value-type="float" office:value="0.135148860534501" calcext:value-type="float">
            <text:p>0.1351488605</text:p>
          </table:table-cell>
          <table:table-cell office:value-type="float" office:value="0.435631308322224" calcext:value-type="float">
            <text:p>0.4356313083</text:p>
          </table:table-cell>
          <table:table-cell office:value-type="float" office:value="0.217863264140164" calcext:value-type="float">
            <text:p>0.2178632641</text:p>
          </table:table-cell>
          <table:table-cell office:value-type="float" office:value="0.00841109629911763" calcext:value-type="float">
            <text:p>0.0084110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in CPH</text:p>
          </table:table-cell>
          <table:table-cell office:value-type="float" office:value="0.201316514911035" calcext:value-type="float">
            <text:p>0.2013165149</text:p>
          </table:table-cell>
          <table:table-cell office:value-type="float" office:value="0.190690836187453" calcext:value-type="float">
            <text:p>0.1906908362</text:p>
          </table:table-cell>
          <table:table-cell office:value-type="float" office:value="0.326712889482917" calcext:value-type="float">
            <text:p>0.3267128895</text:p>
          </table:table-cell>
          <table:table-cell office:value-type="float" office:value="0.264375574304569" calcext:value-type="float">
            <text:p>0.2643755743</text:p>
          </table:table-cell>
          <table:table-cell office:value-type="float" office:value="0.0169041851140256" calcext:value-type="float">
            <text:p>0.016904185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Field" style:display-name="Pivot Table Field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2:09:11.910610791</meta:creation-date>
    <dc:date>2016-04-18T12:12:18.742420847</dc:date>
    <meta:editing-duration>PT3M6S</meta:editing-duration>
    <meta:editing-cycles>1</meta:editing-cycles>
    <meta:document-statistic meta:table-count="1" meta:cell-count="84" meta:object-count="0"/>
    <meta:generator>LibreOffice/5.0.5.2$Linux_X86_64 LibreOffice_project/00m0$Build-2</meta:generator>
  </office:meta>
</office:document-meta>
</file>